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R</mi>
        <mprescripts/>
        <mn>3</mn>
        <mn>2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3</mn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R lsub{3}  lsup{2} = left [ matrix { cos(%alpha_{3}) # 0 # sen(%alpha_{3}) ## 0 # 1 # 0 ## -sen(%alpha_{3}) # 0 # cos(%alpha_{3})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21:07.964838065</dc:date>
    <meta:editing-duration>PT6H10M5S</meta:editing-duration>
    <meta:editing-cycles>4</meta:editing-cycles>
    <meta:generator>LibreOffice/6.2.4.2.0$Linux_X86_64 LibreOffice_project/b154c0ac6cf11bc010cb60509e6db2f74a9a9fa3</meta:generator>
  </office:meta>
</office:document-meta>
</file>